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72b5" officeooo:paragraph-rsid="001572b5"/>
    </style:style>
    <style:style style:name="P2" style:family="paragraph" style:parent-style-name="Standard">
      <style:paragraph-properties fo:text-align="start" style:justify-single-word="false"/>
      <style:text-properties officeooo:rsid="001572b5" officeooo:paragraph-rsid="001572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2">Pour lancer le jeu : </text:p>
      <text:p text:style-name="P2">On compile normalement et on lance avec le nom du fichier.</text:p>
      <text:p text:style-name="P2"/>
      <text:p text:style-name="P2">Ou avec les paramètre cependnat nous n’avons pas géré la différence entere ordinateur et IA (tous les parmètres <text:s/>sauf -j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9:18:20.446357804</meta:creation-date>
    <dc:date>2018-06-23T19:20:44.759147912</dc:date>
    <meta:editing-duration>PT2M27S</meta:editing-duration>
    <meta:editing-cycles>1</meta:editing-cycles>
    <meta:document-statistic meta:table-count="0" meta:image-count="0" meta:object-count="0" meta:page-count="1" meta:paragraph-count="4" meta:word-count="37" meta:character-count="206" meta:non-whitespace-character-count="171"/>
    <meta:generator>LibreOffice/5.2.7.2$Linux_X86_64 LibreOffice_project/20m0$Build-2</meta:generator>
  </office:meta>
</office:document-meta>
</file>